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2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522cm" fo:keep-together="auto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officeooo:paragraph-rsid="00160a2c" style:font-name-complex="Arial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officeooo:rsid="00127499" officeooo:paragraph-rsid="00127499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officeooo:rsid="0013735c" officeooo:paragraph-rsid="0013735c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officeooo:rsid="00165f70" officeooo:paragraph-rsid="00165f70" style:font-name-complex="Arial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428c5" style:font-size-asian="12pt" style:font-weight-asian="bold" style:font-name-complex="Arial1" style:font-size-complex="12pt" style:font-weight-complex="bold"/>
    </style:style>
    <style:style style:name="P9" style:family="paragraph" style:parent-style-name="Standard" style:master-page-name="Standard">
      <style:paragraph-properties style:page-number="auto"/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officeooo:rsid="0017ab79" officeooo:paragraph-rsid="0017ab79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officeooo:paragraph-rsid="00172b92" style:font-size-asian="10pt" style:font-size-complex="10pt"/>
    </style:style>
    <style:style style:name="T1" style:family="text">
      <style:text-properties officeooo:rsid="001373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28c5" style:font-weight-asian="normal" style:font-weight-complex="normal"/>
    </style:style>
    <style:style style:name="T4" style:family="text">
      <style:text-properties officeooo:rsid="00160a2c"/>
    </style:style>
    <style:style style:name="T5" style:family="text">
      <style:text-properties fo:font-weight="bold" officeooo:rsid="00160a2c" style:font-weight-asian="bold" style:font-weight-complex="bold"/>
    </style:style>
    <style:style style:name="T6" style:family="text">
      <style:text-properties fo:font-weight="bold" officeooo:rsid="00165761" style:font-weight-asian="bold" style:font-weight-complex="bold"/>
    </style:style>
    <style:style style:name="T7" style:family="text">
      <style:text-properties officeooo:rsid="00172b92"/>
    </style:style>
    <style:style style:name="T8" style:family="text">
      <style:text-properties style:font-name="sans-serif" fo:font-weight="normal" officeooo:rsid="001428c5" style:font-weight-asian="normal" style:font-weight-complex="normal"/>
    </style:style>
    <style:style style:name="T9" style:family="text">
      <style:text-properties style:font-name="sans-serif" fo:font-size="12.75pt" fo:font-weight="normal" officeooo:rsid="001428c5" style:font-weight-asian="normal" style:font-weight-complex="normal"/>
    </style:style>
    <style:style style:name="T10" style:family="text">
      <style:text-properties style:font-name="Arial" fo:font-size="12pt" fo:font-weight="normal" officeooo:rsid="001428c5" style:font-size-asian="12pt" style:font-weight-asian="normal" style:font-name-complex="Arial1" style:font-size-complex="12pt" style:font-weight-complex="normal"/>
    </style:style>
    <style:style style:name="T11" style:family="text">
      <style:text-properties style:font-name="Arial" fo:font-weight="normal" officeooo:rsid="001428c5" style:font-weight-asian="normal" style:font-name-complex="Arial1" style:font-weight-complex="normal"/>
    </style:style>
    <style:style style:name="T12" style:family="text">
      <style:text-properties officeooo:rsid="0017a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jo comparativo entre el Estatuto de los Trabajadores y el Convenio Colectivo</text:p>
      <text:p text:style-name="P1">Como ya aprendimos en jornadas anteriores, el convenio colectivo puede modificar las condiciones de trabajo de los trabajadores a los que se le aplica.</text:p>
      <text:p text:style-name="P1">En esta unidad vamos a estudiar la jornada de trabajo, las horas extras, el trabajo nocturno y a turnos, los descansos, festivos y vacaciones, los permisos retribuidos y las reducciones de jornada por motivos familiares y personales. Lo que se recoge en el libro es lo que establece el TRET. <text:s text:c="3"/></text:p>
      <text:p text:style-name="P1">Lo que vamos a hacer es comparar estas condiciones de trabajo con las que establece el convenio colectivo y las vamos a recoger en un cuadro, este trabajo lo realizaremos a lo largo del curso, es decir, cuando veamos los contratos también compararemos éstos con el convenio para ver si introduce alguna modificación etc.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Texto Refundido del Estatuto de los Trabajadores</text:p>
          </table:table-cell>
          <table:table-cell table:style-name="Tabla1.A1" office:value-type="string">
            <text:p text:style-name="P8">Convenio Colectivo </text:p>
            <text:p text:style-name="P11"><text:span text:style-name="T11">(</text:span><text:bookmark text:name="page10R_mcid33"/><text:span text:style-name="T8">empresas de consultoría, y estudios de </text:span><text:bookmark text:name="page10R_mcid34"/><text:span text:style-name="T8">mercados y de la opinión pública</text:span><text:span text:style-name="T3"> </text:span><text:span text:style-name="T11">)</text:span></text:p>
          </table:table-cell>
        </table:table-row>
        <table:table-row table:style-name="Tabla1.1">
          <table:table-cell table:style-name="Tabla1.A2" office:value-type="string">
            <text:p text:style-name="P4">Jornada Laboral 40h <text:span text:style-name="T1">computo anual</text:span></text:p>
          </table:table-cell>
          <table:table-cell table:style-name="Tabla1.A2" office:value-type="string">
            <text:p text:style-name="P6">1<text:span text:style-name="T12">800</text:span>h al año, 48 semanas laborables → 3<text:span text:style-name="T12">7</text:span>h<text:span text:style-name="T12">30</text:span> a la semana?</text:p>
          </table:table-cell>
        </table:table-row>
        <table:table-row table:style-name="Tabla1.1">
          <table:table-cell table:style-name="Tabla1.A3" office:value-type="string">
            <text:p text:style-name="P5">10% se puede distribuir irregularmente</text:p>
          </table:table-cell>
          <table:table-cell table:style-name="Tabla1.A3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p text:style-name="P5">Jornada diaria máxima 9h</text:p>
          </table:table-cell>
          <table:table-cell table:style-name="Tabla1.A3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Horas Extraordinarias por € <text:span text:style-name="T12">max</text:span> 80h </text:p>
          </table:table-cell>
          <table:table-cell table:style-name="Tabla1.A3" office:value-type="string">
            <text:p text:style-name="P10">No contempla las horas extra retribuídas.</text:p>
          </table:table-cell>
        </table:table-row>
        <table:table-row table:style-name="Tabla1.1">
          <table:table-cell table:style-name="Tabla1.A3" office:value-type="string">
            <text:p text:style-name="P5">Trabajo nocturno 22h00 a 6h00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Descanso entre días min 12h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Tiempo sin descanso max 6h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Fiestas laborales 14 días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Vacaciones 30 días <text:span text:style-name="T7">naturales</text:span></text:p>
          </table:table-cell>
          <table:table-cell table:style-name="Tabla1.A3" office:value-type="string">
            <text:p text:style-name="P5"><text:span text:style-name="T7">23</text:span> días <text:span text:style-name="T7">laborables</text:span></text:p>
          </table:table-cell>
        </table:table-row>
        <table:table-row table:style-name="Tabla1.15">
          <table:table-cell table:style-name="Tabla1.A3" office:value-type="string">
            <text:p text:style-name="P5">Avisadas con 2 meses</text:p>
          </table:table-cell>
          <table:table-cell table:style-name="Tabla1.A3" office:value-type="string">
            <text:p text:style-name="P3"/>
          </table:table-cell>
        </table:table-row>
      </table:table>
      <text:p text:style-name="P1"><text:s/></text:p>
      <text:p text:style-name="P2"><text:span text:style-name="T5">Convenio </text:span><text:span text:style-name="T6">usado</text:span><text:span text:style-name="T4">:<text:line-break/>- https://www.boe.es/boe/dias/2018/03/06/pdfs/BOE-A-2018-3156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9</meta:editing-cycles>
    <meta:creation-date>2021-10-05T11:20:00</meta:creation-date>
    <dc:date>2021-10-13T13:16:25.859000000</dc:date>
    <meta:editing-duration>PT1H26M8S</meta:editing-duration>
    <meta:generator>LibreOffice/6.2.4.2$Windows_X86_64 LibreOffice_project/2412653d852ce75f65fbfa83fb7e7b669a126d64</meta:generator>
    <meta:document-statistic meta:table-count="1" meta:image-count="0" meta:object-count="0" meta:page-count="1" meta:paragraph-count="22" meta:word-count="233" meta:character-count="1471" meta:non-whitespace-character-count="1252"/>
    <meta:user-defined meta:name="AppVersion">14.00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